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adab" officeooo:paragraph-rsid="0015adab"/>
    </style:style>
    <style:style style:name="P2" style:family="paragraph" style:parent-style-name="Table_20_Contents">
      <style:text-properties officeooo:rsid="0015adab" officeooo:paragraph-rsid="0015ad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iekta 1</text:p>
      <text:p text:style-name="P1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2">A</text:p>
          </table:table-cell>
          <table:table-cell table:style-name="Tabla1.A1" office:value-type="string">
            <text:p text:style-name="P2">B</text:p>
          </table:table-cell>
          <table:table-cell table:style-name="Tabla1.A1" office:value-type="string">
            <text:p text:style-name="P2">C</text:p>
          </table:table-cell>
          <table:table-cell table:style-name="Tabla1.A1" office:value-type="string">
            <text:p text:style-name="P2">X</text:p>
          </table:table-cell>
          <table:table-cell table:style-name="Tabla1.E1" office:value-type="string">
            <text:p text:style-name="P2">Y</text:p>
          </table:table-cell>
        </table:table-row>
        <table:table-row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1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1</text:p>
          </table:table-cell>
        </table:table-row>
        <table:table-row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1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1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E2" office:value-type="string">
            <text:p text:style-name="P2">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36:59.479000000</meta:creation-date>
    <dc:date>2018-06-06T10:38:48.109000000</dc:date>
    <meta:editing-duration>PT1M48S</meta:editing-duration>
    <meta:editing-cycles>1</meta:editing-cycles>
    <meta:document-statistic meta:table-count="1" meta:image-count="0" meta:object-count="0" meta:page-count="1" meta:paragraph-count="46" meta:word-count="47" meta:character-count="54" meta:non-whitespace-character-count="53"/>
    <meta:generator>LibreOffice/5.2.0.4$Windows_X86_64 LibreOffice_project/066b007f5ebcc236395c7d282ba488bca6720265</meta:generator>
  </office:meta>
</office:document-meta>
</file>